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497" officeooo:paragraph-rsid="001414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a uma vez um menino que vivia em um lugarzinho muito pequeno e isolado, nunca teve sonhos nem pensava em fazer nada, ate que foi morar na capit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0:24:59.647475332</meta:creation-date>
    <dc:date>2017-09-27T10:27:01.284897185</dc:date>
    <meta:editing-duration>PT2M6S</meta:editing-duration>
    <meta:editing-cycles>1</meta:editing-cycles>
    <meta:document-statistic meta:table-count="0" meta:image-count="0" meta:object-count="0" meta:page-count="1" meta:paragraph-count="1" meta:word-count="28" meta:character-count="148" meta:non-whitespace-character-count="121"/>
    <meta:generator>LibreOffice/5.3.1.2$Linux_X86_64 LibreOffice_project/30m0$Build-2</meta:generator>
  </office:meta>
</office:document-meta>
</file>